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color="#ffffff" draw:textarea-vertical-align="middle" fo:min-height="3.302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274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3.129cm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224cm" fo:padding-top="0.15cm" fo:padding-bottom="0.15cm" fo:padding-left="0.275cm" fo:padding-right="0.275cm"/>
    </style:style>
    <style:style style:name="P1" style:family="paragraph">
      <style:paragraph-properties fo:line-height="150%"/>
    </style:style>
    <style:style style:name="P2" style:family="paragraph">
      <style:paragraph-properties fo:line-height="200%"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5.461cm" svg:height="4.21cm" svg:x="-2.175cm" svg:y="3.421cm">
          <draw:text-box>
            <text:p text:style-name="P1">Condición inicial</text:p>
            <text:p text:style-name="P1">Intervalo</text:p>
            <text:p text:style-name="P1">Método</text:p>
            <text:p text:style-name="P1">paso</text:p>
          </draw:text-box>
        </draw:frame>
        <draw:frame draw:style-name="gr2" draw:text-style-name="P2" xml:id="id1" draw:id="id1" draw:layer="layout" svg:width="6.096cm" svg:height="1.574cm" svg:x="5.318cm" svg:y="4.76cm">
          <draw:text-box>
            <text:p text:style-name="P2">Funparac</text:p>
          </draw:text-box>
        </draw:frame>
        <draw:frame draw:style-name="gr3" draw:text-style-name="P2" xml:id="id2" draw:id="id2" draw:layer="layout" svg:width="6.096cm" svg:height="3.429cm" svg:x="9.89cm" svg:y="6.588cm">
          <draw:text-box>
            <text:p text:style-name="P2">Método</text:p>
            <text:p text:style-name="P2">(R-K, Euler)</text:p>
          </draw:text-box>
        </draw:frame>
        <draw:frame draw:style-name="gr2" draw:text-style-name="P2" xml:id="id3" draw:id="id3" draw:layer="layout" svg:width="6.096cm" svg:height="1.574cm" svg:x="18.399cm" svg:y="7.477cm">
          <draw:text-box>
            <text:p text:style-name="P2">F(x, y, y')</text:p>
          </draw:text-box>
        </draw:frame>
        <draw:connector draw:style-name="gr4" draw:text-style-name="P3" draw:layer="layout" svg:x1="8.366cm" svg:y1="6.334cm" svg:x2="9.89cm" svg:y2="8.302cm" draw:start-shape="id1" draw:start-glue-point="2" draw:end-shape="id2" draw:end-glue-point="3" svg:d="m8366 6334v1968h1524">
          <text:p/>
        </draw:connector>
        <draw:connector draw:style-name="gr4" draw:text-style-name="P3" draw:layer="layout" svg:x1="15.986cm" svg:y1="8.302cm" svg:x2="18.399cm" svg:y2="8.264cm" draw:start-shape="id2" draw:start-glue-point="1" draw:end-shape="id3" draw:end-glue-point="3" svg:d="m15986 8302h1207v-38h1206">
          <text:p/>
        </draw:connector>
        <draw:connector draw:style-name="gr4" draw:text-style-name="P3" draw:layer="layout" svg:x1="3.286cm" svg:y1="5.526cm" svg:x2="5.318cm" svg:y2="5.547cm" draw:start-shape="id4" draw:start-glue-point="1" draw:end-shape="id1" draw:end-glue-point="3" svg:d="m3286 5526h1016v21h1016">
          <text:p/>
        </draw:connector>
        <draw:frame draw:style-name="gr5" draw:text-style-name="P2" xml:id="id5" draw:id="id5" draw:layer="layout" svg:width="3.612cm" svg:height="1.524cm" svg:x="6.588cm" svg:y="13.446cm">
          <draw:text-box>
            <text:p text:style-name="P2">Solucón</text:p>
          </draw:text-box>
        </draw:frame>
        <draw:connector draw:style-name="gr4" draw:text-style-name="P3" xml:id="id6" draw:id="id6" draw:layer="layout" svg:x1="8.366cm" svg:y1="6.334cm" svg:x2="8.394cm" svg:y2="13.446cm" draw:start-shape="id1" draw:start-glue-point="2" draw:end-shape="id5" draw:end-glue-point="0" svg:d="m8366 6334v3556h28v3556">
          <text:p/>
        </draw:connector>
        <draw:connector draw:style-name="gr4" draw:text-style-name="P3" xml:id="id7" draw:id="id7" draw:layer="layout" svg:x1="12.938cm" svg:y1="10.017cm" svg:x2="8.38cm" svg:y2="10.843cm" draw:start-shape="id2" draw:start-glue-point="2" draw:end-shape="id6" draw:end-glue-point="0" svg:d="m12938 10017v826h-4558">
          <text:p/>
        </draw:connector>
        <draw:connector draw:style-name="gr4" draw:text-style-name="P3" draw:layer="layout" svg:x1="21.447cm" svg:y1="9.051cm" svg:x2="12.938cm" svg:y2="10.843cm" draw:start-shape="id3" draw:start-glue-point="2" draw:end-shape="id7" draw:end-glue-point="0" svg:d="m21447 9051v1792h-8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ano Forti</meta:initial-creator>
    <meta:creation-date>2012-07-19T10:24:01</meta:creation-date>
    <dc:date>2012-07-19T10:38:25</dc:date>
    <dc:creator>Mariano Forti</dc:creator>
    <meta:editing-duration>PT38S</meta:editing-duration>
    <meta:editing-cycles>2</meta:editing-cycles>
    <meta:generator>LibreOffice/3.5$Linux_X86_64 LibreOffice_project/350m1$Build-2</meta:generator>
    <meta:document-statistic meta:object-count="11"/>
  </office:meta>
</office:document-meta>
</file>